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 fo:min-height="5.846cm" fo:min-width="1.7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475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2.29cm" fo:min-width="4.58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53cm" fo:min-width="2.168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286cm" svg:height="6.096cm" svg:x="1.635cm" svg:y="2.651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975cm" svg:height="0.78cm" draw:transform="rotate (1.56084795005853) translate (2.369cm 6.709cm)">
          <draw:text-box>
            <text:p>Services</text:p>
          </draw:text-box>
        </draw:frame>
        <draw:custom-shape draw:style-name="gr3" draw:text-style-name="P4" xml:id="id1" draw:id="id1" draw:layer="layout" svg:width="5.08cm" svg:height="2.54cm" svg:x="5.572cm" svg:y="4.429cm">
          <text:p text:style-name="P1">GuestbookPortlet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667cm" svg:height="3.175cm" svg:x="14.081cm" svg:y="2.651cm">
          <text:p text:style-name="P1">view.js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3" draw:id="id3" draw:layer="layout" svg:width="2.667cm" svg:height="3.175cm" svg:x="14.081cm" svg:y="6.751cm">
          <text:p text:style-name="P1">edit_entry.js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6" draw:layer="layout" draw:type="line" svg:x1="10.652cm" svg:y1="5.699cm" svg:x2="14.081cm" svg:y2="4.239cm" draw:start-shape="id1" draw:start-glue-point="1" draw:end-shape="id2" draw:end-glue-point="5" svg:d="M10652 5699l3429-1460" svg:viewBox="0 0 3430 1461">
          <text:p/>
        </draw:connector>
        <draw:connector draw:style-name="gr5" draw:text-style-name="P6" draw:layer="layout" draw:type="line" svg:x1="15.415cm" svg:y1="5.826cm" svg:x2="15.415cm" svg:y2="6.751cm" draw:start-shape="id2" draw:start-glue-point="6" draw:end-shape="id3" draw:end-glue-point="4" svg:d="M15415 5826v925" svg:viewBox="0 0 1 926">
          <text:p/>
        </draw:connector>
        <draw:connector draw:style-name="gr5" draw:text-style-name="P6" draw:layer="layout" draw:type="line" svg:x1="14.081cm" svg:y1="8.339cm" svg:x2="8.112cm" svg:y2="6.969cm" draw:start-shape="id3" draw:start-glue-point="5" draw:end-shape="id1" draw:end-glue-point="2" svg:d="M14081 8339l-5969-1370" svg:viewBox="0 0 5970 1371">
          <text:p/>
        </draw:connector>
        <draw:connector draw:style-name="gr5" draw:text-style-name="P6" draw:layer="layout" draw:type="line" svg:x1="5.572cm" svg:y1="5.699cm" svg:x2="3.921cm" svg:y2="5.699cm" draw:start-shape="id1" draw:start-glue-point="3" draw:end-shape="id4" draw:end-glue-point="1" svg:d="M5572 5699h-1651" svg:viewBox="0 0 165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ich Sezov</meta:initial-creator>
    <meta:creation-date>2019-08-28T12:46:05.785515187</meta:creation-date>
    <dc:date>2019-08-28T16:14:52.078442997</dc:date>
    <dc:creator>Rich Sezov</dc:creator>
    <meta:editing-duration>PT11M6S</meta:editing-duration>
    <meta:editing-cycles>2</meta:editing-cycles>
    <meta:generator>LibreOffice/6.3.0.4$Linux_X86_64 LibreOffice_project/30$Build-4</meta:generator>
    <meta:document-statistic meta:object-count="9"/>
  </office:meta>
</office:document-meta>
</file>